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c8054" officeooo:paragraph-rsid="001c8054"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officeooo:paragraph-rsid="001c8054"/>
    </style:style>
    <style:style style:name="P5" style:family="paragraph" style:parent-style-name="Preformatted_20_Text">
      <style:text-properties fo:font-style="normal" style:font-style-asian="normal" style:font-style-complex="normal"/>
    </style:style>
    <style:style style:name="P6" style:family="paragraph" style:parent-style-name="Standard">
      <style:text-properties fo:font-weight="normal" officeooo:rsid="001c8054" officeooo:paragraph-rsid="001c8054" style:font-weight-asian="normal" style:font-weight-complex="normal"/>
    </style:style>
    <style:style style:name="P7" style:family="paragraph" style:parent-style-name="Standard">
      <style:text-properties fo:font-weight="normal" officeooo:paragraph-rsid="001dbb07" style:font-weight-asian="normal" style:font-weight-complex="normal"/>
    </style:style>
    <style:style style:name="P8" style:family="paragraph" style:parent-style-name="Standard">
      <style:text-properties fo:font-weight="normal" officeooo:rsid="001dbb07" officeooo:paragraph-rsid="001dbb07" style:font-weight-asian="normal" style:font-weight-complex="normal"/>
    </style:style>
    <style:style style:name="P9" style:family="paragraph" style:parent-style-name="Standard">
      <style:text-properties fo:font-weight="bold" officeooo:paragraph-rsid="001dbb07" style:font-weight-asian="bold" style:font-weight-complex="bold"/>
    </style:style>
    <style:style style:name="T1" style:family="text">
      <style:text-properties officeooo:rsid="001c8054"/>
    </style:style>
    <style:style style:name="T2" style:family="text">
      <style:text-properties fo:font-weight="normal" style:font-weight-asian="normal" style:font-weight-complex="normal"/>
    </style:style>
    <style:style style:name="T3" style:family="text">
      <style:text-properties fo:font-weight="normal" officeooo:rsid="001c8054" style:font-weight-asian="normal" style:font-weight-complex="normal"/>
    </style:style>
    <style:style style:name="T4" style:family="text">
      <style:text-properties officeooo:rsid="001dbb07"/>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ful Z80 Links</text:p>
      <text:p text:style-name="P1"/>
      <text:p text:style-name="P4"><text:span text:style-name="T3">Instruction set summary: </text:span><text:a xlink:type="simple" xlink:href="https://www.worldofspectrum.org/z88forever/dn327/z80instr.htm" text:style-name="Internet_20_link" text:visited-style-name="Visited_20_Internet_20_Link"><text:span text:style-name="T3">https://www.worldofspectrum.org/z88forever/dn327/z80instr.htm</text:span></text:a></text:p>
      <text:p text:style-name="P6"/>
      <text:p text:style-name="P4"><text:span text:style-name="T3">Online disassembler: </text:span><text:a xlink:type="simple" xlink:href="https://onlinedisassembler.com/odaweb/Ui7DcuRe" text:style-name="Internet_20_link" text:visited-style-name="Visited_20_Internet_20_Link"><text:span text:style-name="T3">https://onlinedisassembler.com/odaweb/Ui7DcuRe</text:span></text:a></text:p>
      <text:p text:style-name="P4"><text:span text:style-name="T1">O</text:span>nline assembler: <text:a xlink:type="simple" xlink:href="https://www.asm80.com/onepage/asmz80.html" text:style-name="Internet_20_link" text:visited-style-name="Visited_20_Internet_20_Link">https://www.asm80.com/onepage/asmz80.html</text:a></text:p>
      <text:p text:style-name="P4">ZMAC assembler manual: <text:s/><text:a xlink:type="simple" xlink:href="../../tools/zmac/zmac.html" text:style-name="Internet_20_link" text:visited-style-name="Visited_20_Internet_20_Link">file:///home/merlin/Technical/HardwareProjects/ZARC_Z80_Box/Software/tools/zmac/zmac.html</text:a></text:p>
      <text:p text:style-name="P4">LD80 linker manual: <text:a xlink:type="simple" xlink:href="http://gatling.ikk.sztaki.hu/~kissg/pd/ld80.html" text:style-name="Internet_20_link" text:visited-style-name="Visited_20_Internet_20_Link">http://gatling.ikk.sztaki.hu/~kissg/pd/ld80.html</text:a></text:p>
      <text:p text:style-name="P4"/>
      <text:p text:style-name="P3"/>
      <text:p text:style-name="P1">14/5/2020 (Thursday)</text:p>
      <text:p text:style-name="P1"/>
      <text:p text:style-name="Standard">Boot from the serial console.</text:p>
      <text:p text:style-name="Standard"/>
      <text:p text:style-name="Standard">Run "make" to build.</text:p>
      <text:p text:style-name="Standard"/>
      <text:p text:style-name="Standard">Use "hexdump -C &lt;monitor.bin" to view the binary output if required.</text:p>
      <text:p text:style-name="Standard"/>
      <text:p text:style-name="Standard">To find the serial device, use "lsusb". In this case:</text:p>
      <text:p text:style-name="Standard"/>
      <text:p text:style-name="Standard">Bus 001 Device 009: ID 0403:6001 Future Technology Devices International, Ltd FT232 Serial (UART) IC</text:p>
      <text:p text:style-name="Standard"/>
      <text:p text:style-name="Standard">"ls /dev/ttyUSB*" shows:</text:p>
      <text:p text:style-name="Standard"/>
      <text:p text:style-name="Standard">/dev/ttyUSB0</text:p>
      <text:p text:style-name="Standard"/>
      <text:p text:style-name="Standard">Setup serial: stty -F /dev/ttyUSB0 1200 cs8 -cstopb -parenb raw</text:p>
      <text:p text:style-name="Standard"/>
      <text:p text:style-name="Standard">Show settings: stty -F /dev/ttyUSB0 -a</text:p>
      <text:p text:style-name="Standard"/>
      <text:p text:style-name="Standard">Send file: cat monitor.bin &gt; /dev/ttyUSB0</text:p>
      <text:p text:style-name="Standard">Note length limit - see below.</text:p>
      <text:p text:style-name="Standard"/>
      <text:p text:style-name="Standard">Terminal emulator: minicom -D /dev/ttyUSB0 -b 1200 -8</text:p>
      <text:p text:style-name="Standard"/>
      <text:p text:style-name="Standard"/>
      <text:p text:style-name="P1">18/5/2020 (Monday)</text:p>
      <text:p text:style-name="Standard"/>
      <text:p text:style-name="Standard">There is trouble when the downloaded file is 0x400 bytes long or larger. Chunks seem to be lost. Investigating this, I copied a 5211 byte file using "cat" as above. Only 1664 bytes were received by the stage 1 bootloader. As up to 0x3ff works OK, I struggle to see how this could be anything on the ZARC side as it doen't have any serial buffering at the moment.</text:p>
      <text:p text:style-name="Standard"/>
      <text:p text:style-name="Standard">Timing transfers reinforces this idea. Using cat to copy monitor.bin (1090 bytes) takes 34 s. Using cat to copy t.txt (5211 bytes) takes 56 s. I make this just 32% of the file transferred for the longer file. There is no way ZARC can be causing the transmission to speed up so it must be somewhere in the PC or USB to serial adaptor. That's annoying. Attempting to divide the download.</text:p>
      <text:p text:style-name="Standard"/>
      <text:p text:style-name="Standard">split -b 512 monitor.bin monitor_seg</text:p>
      <text:p text:style-name="Standard"/>
      <text:p text:style-name="Standard"><text:soft-page-break/>This produces monitor_segaa, monitor_segab, monitor_segac ...</text:p>
      <text:p text:style-name="Standard"/>
      <text:p text:style-name="Standard">dl_to_zarc.sh has been modified to use this method.</text:p>
      <text:p text:style-name="Standard"/>
      <text:p text:style-name="Standard"/>
      <text:p text:style-name="P9"><text:span text:style-name="T4">21</text:span>/<text:span text:style-name="T4">4</text:span>/202<text:span text:style-name="T4">1</text:span> (<text:span text:style-name="T4">Wednesday</text:span>)</text:p>
      <text:p text:style-name="P7"/>
      <text:p text:style-name="P8">There have been quite a few changes to the monitor in the intervening period, mainly to support CP/M. The monitor download procedure has changed from the Linux end to allow the use of two USB serial port convertors.</text:p>
      <text:p text:style-name="P8"/>
      <text:p text:style-name="Preformatted_20_Text">ZARC: mon.</text:p>
      <text:p text:style-name="P5">Linux: zarc_dl monitor.bin /dev/ttyUSB<text:span text:style-name="T4">1</text:span></text:p>
      <text:p text:style-name="P5"/>
      <text:p text:style-name="P8"><text:span text:style-name="T6">This assumes /dev/ttyUSB0 is being used as a console and /dev/ttyUSB1 for data transfer (tport ser2 on ZAR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2T09:26:38.531529657</meta:creation-date>
    <meta:generator>LibreOffice/7.0.5.2$Linux_X86_64 LibreOffice_project/00$Build-2</meta:generator>
    <dc:date>2021-04-21T14:51:22.757096457</dc:date>
    <meta:editing-duration>PT10M44S</meta:editing-duration>
    <meta:editing-cycles>3</meta:editing-cycles>
    <meta:document-statistic meta:table-count="0" meta:image-count="0" meta:object-count="0" meta:page-count="2" meta:paragraph-count="30" meta:word-count="333" meta:character-count="2267" meta:non-whitespace-character-count="1963"/>
  </office:meta>
</office:document-meta>
</file>